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701in"/>
    </style:style>
    <style:style style:name="co2" style:family="table-column">
      <style:table-column-properties fo:break-before="auto" style:column-width="2.0335in"/>
    </style:style>
    <style:style style:name="co3" style:family="table-column">
      <style:table-column-properties fo:break-before="auto" style:column-width="1.96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Questions</text:p>
          </table:table-cell>
          <table:table-cell table:style-name="Default" office:value-type="string">
            <text:p>Manual</text:p>
          </table:table-cell>
          <table:table-cell office:value-type="string">
            <text:p>Counter examples from model checker</text:p>
          </table:table-cell>
        </table:table-row>
        <table:table-row table:style-name="ro2">
          <table:table-cell office:value-type="string">
            <text:p>initialise, initialise?</text:p>
          </table:table-cell>
          <table:table-cell office:value-type="string">
            <text:p>![]((initialise) -&gt; X(connect))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ogin, listfiles, changedirectory, listfiles, changedirectory, listfiles, retrievefile, retrievefile, logout, disconnect?</text:p>
          </table:table-cell>
          <table:table-cell office:value-type="string">
            <text:p>!(XX(initialise))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itialise, connect, listfiles, changedirectory, listfiles, changedirectory, listfiles, retrievefile, retrievefile, logout, disconnect?</text:p>
          </table:table-cell>
          <table:table-cell office:value-type="string">
            <text:p>![]((connect) -&gt; X(login))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itialise, connect, login, makedir, listfiles, changedirectory, listfiles, changedirectory, listfiles, retrievefile, retrievefile, logout, disconnect?</text:p>
          </table:table-cell>
          <table:table-cell office:value-type="string">
            <text:p>![]((makedir)-&gt; X((makedir) || (logout)))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initialise, connect, login, setfiletype, listfiles, changedirectory, listfiles, changedirectory, listfiles, retrievefile, retrievefile, logout, disconnect?</text:p>
          </table:table-cell>
          <table:table-cell office:value-type="string">
            <text:p>![]((setfiletype)-&gt;X((storefile) || (rename)))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initialise, connect, login, listfiles, listfiles?</text:p>
          </table:table-cell>
          <table:table-cell office:value-type="string">
            <text:p>![]((listfiles) -&gt; X(!listfiles))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initialise, connect, login, listnames, changedirectory, listnames, delete (x3), changedirectory, listnames, delete, appendfile, logout, disconnect?</text:p>
          </table:table-cell>
          <table:table-cell office:value-type="string">
            <text:p>!((changedirectory) V (!listnames))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initialise, connect, login, delete (x3), changedirectory, listnames, delete, appendfile, logout, disconnect?</text:p>
          </table:table-cell>
          <table:table-cell office:value-type="string">
            <text:p>!((listnames) V (!delete))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initialise, connect, login, changedirectory, listnames, listnames?</text:p>
          </table:table-cell>
          <table:table-cell office:value-type="string">
            <text:p>![]((listnames) -&gt; X((changedirectory) V (!listnames)) &amp;&amp; ((changedirectory) -&gt; X((listnames) || (listfiles))))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initialise, connect, login, listfiles, changedirectory, listnames, delete, delete, delete, changedirectory, listnames, delete, appendfile, logout, disconnect</text:p>
          </table:table-cell>
          <table:table-cell table:style-name="Default" office:value-type="string">
            <text:p>![]((listfiles)-&gt;X([](!listnames)))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initialise, connect, login, changedirectory, listnames, delete, delete, delete, changedirectory, listnames, delete, appendfile, logout, disconnect</text:p>
          </table:table-cell>
          <table:table-cell table:style-name="Default" office:value-type="string">
            <text:p>yes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initialise, connect, login, changedirectory, listnames, delete, appendfile, logout, disconnect?</text:p>
          </table:table-cell>
          <table:table-cell table:style-name="Default" office:value-type="string">
            <text:p>ye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itialise, connect, login, changedirectory, listnames, delete, delete, delete, delete, delete</text:p>
          </table:table-cell>
          <table:table-cell table:style-name="Default" office:value-type="string">
            <text:p>ye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initialise, connect, login, changedirectory, listnames, delete, delete, delete, delete, appendfile</text:p>
          </table:table-cell>
          <table:table-cell table:style-name="Default" office:value-type="string">
            <text:p>ye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itialise, connect, login, changedirectory, listnames, delete, delete, logout, disconnect</text:p>
          </table:table-cell>
          <table:table-cell table:style-name="Default" office:value-type="string">
            <text:p>![]((listnames) -&gt; X((appendfile) V (!logout)))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initialise, connect, login, listfiles, retrievefile, logout, disconnect?</text:p>
          </table:table-cell>
          <table:table-cell table:style-name="Default" office:value-type="string">
            <text:p>yes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initialise, connect, login, listfiles, retrievefile, retrievefile, retrievefile</text:p>
          </table:table-cell>
          <table:table-cell table:style-name="Default" office:value-type="string">
            <text:p>yes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initialise, connect, login, storefile, retrievefile, retrievefile</text:p>
          </table:table-cell>
          <table:table-cell office:value-type="string">
            <text:p>![]((storefile) -&gt; X((logout) || (setfiletype) || (appendfile)))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0">04/10/2008</text:date>, <text:time>14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Neil Walkinshaw</meta:initial-creator>
    <meta:creation-date>2008-04-02T18:04:28</meta:creation-date>
    <dc:creator>Neil Walkinshaw</dc:creator>
    <dc:date>2008-04-10T14:24:22</dc:date>
    <meta:editing-cycles>5</meta:editing-cycles>
    <meta:editing-duration>PT21H38M54S</meta:editing-duration>
    <meta:user-defined meta:name="Info 1"/>
    <meta:user-defined meta:name="Info 2"/>
    <meta:user-defined meta:name="Info 3"/>
    <meta:user-defined meta:name="Info 4"/>
    <meta:document-statistic meta:table-count="3" meta:cell-count="56"/>
  </office:meta>
</office:document-meta>
</file>